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Text_20_body">
      <style:paragraph-properties fo:padding="0.049cm" fo:border="0.06pt solid #d9d9e3"/>
    </style:style>
    <style:style style:name="P2" style:family="paragraph" style:parent-style-name="Text_20_body">
      <style:paragraph-properties fo:padding="0.049cm" fo:border="0.06pt solid #d9d9e3"/>
      <style:text-properties officeooo:paragraph-rsid="0010171c"/>
    </style:style>
    <style:style style:name="P3" style:family="paragraph" style:parent-style-name="Text_20_body">
      <style:paragraph-properties fo:padding="0.049cm" fo:border="0.06pt solid #d9d9e3"/>
      <style:text-properties officeooo:rsid="0010171c" officeooo:paragraph-rsid="0010171c"/>
    </style:style>
    <style:style style:name="P4" style:family="paragraph" style:parent-style-name="Text_20_body">
      <style:paragraph-properties fo:padding="0.049cm" fo:border="0.06pt solid #d9d9e3"/>
      <style:text-properties officeooo:paragraph-rsid="00128423"/>
    </style:style>
    <style:style style:name="P5" style:family="paragraph" style:parent-style-name="Text_20_body">
      <style:paragraph-properties fo:padding="0.049cm" fo:border="0.06pt solid #d9d9e3"/>
      <style:text-properties officeooo:paragraph-rsid="0012d2c5"/>
    </style:style>
    <style:style style:name="P6" style:family="paragraph" style:parent-style-name="Text_20_body">
      <style:paragraph-properties fo:padding="0.049cm" fo:border="0.06pt solid #d9d9e3"/>
      <style:text-properties officeooo:rsid="0014c68b" officeooo:paragraph-rsid="0014c68b"/>
    </style:style>
    <style:style style:name="P7" style:family="paragraph" style:parent-style-name="Text_20_body">
      <style:paragraph-properties fo:padding="0.049cm" fo:border="0.06pt solid #d9d9e3"/>
    </style:style>
    <style:style style:name="T1" style:family="text">
      <style:text-properties officeooo:rsid="0010171c"/>
    </style:style>
    <style:style style:name="T2" style:family="text">
      <style:text-properties officeooo:rsid="00108b37"/>
    </style:style>
    <style:style style:name="T3" style:family="text">
      <style:text-properties officeooo:rsid="00128423"/>
    </style:style>
    <style:style style:name="T4" style:family="text">
      <style:text-properties officeooo:rsid="0012d2c5"/>
    </style:style>
    <style:style style:name="T5" style:family="text">
      <style:text-properties officeooo:rsid="0014c6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Fayz </text:span>Ergashev</text:p>
      <text:p text:style-name="P2"><text:a xlink:type="simple" xlink:href="mailto:fayzulloh2004@gmail.com" text:style-name="Internet_20_link" text:visited-style-name="Visited_20_Internet_20_Link"><text:span text:style-name="T1">fayzulloh2004@gmail.com</text:span></text:a></text:p>
      <text:p text:style-name="P3">+1 (416) 402-4234</text:p>
      <text:p text:style-name="P3"><text:span text:style-name="T4">January 11</text:span>, 2023</text:p>
      <text:p text:style-name="P2"/>
      <text:p text:style-name="P1">Dear <text:span text:style-name="T3">Hiring Manager</text:span>,</text:p>
      <text:p text:style-name="P4">I am writing to express my strong interest in the <text:span text:style-name="T5">Game Programmer</text:span><text:span text:style-name="T3"> position</text:span><text:span text:style-name="T1"> at </text:span><text:span text:style-name="T5">Tactic Studios</text:span>. As a 2nd year student majoring in Computer Science, I am excited to contribute my skills and passion to a company that shares my dedication to pushing the boundaries of technology and <text:span text:style-name="T3">improving </text:span><text:span text:style-name="T5">the video game industry</text:span>.</text:p>
      <text:p text:style-name="P1">From an early age, I have been captivated by the potential of <text:span text:style-name="T5">evolving </text:span>technology to reshape <text:span text:style-name="T5">the video game industry</text:span>. My academic journey <text:span text:style-name="T3">in the International Baccalaureate program and at the University of Waterloo</text:span> has equipped me with a solid foundation in analytical thinking, problem-solving <text:span text:style-name="T3">and innovation</text:span>. <text:span text:style-name="T3">My</text:span> multidisciplinary background has nurtured my curiosity and fostered a unique <text:span text:style-name="T3">worldview</text:span>.</text:p>
      <text:p text:style-name="P6">A potential career that I am pursuing is one in the video game industry where I am able to use my knowledge of object-oriented programming, design patterns, and network programming to enhance the experience of modern video games. The idea of contributing to large scale games that provide endless fun to gamers is something that aligns with my personal aspirations. </text:p>
      <text:p text:style-name="P5">Through my coursework and personal projects, I have honed my proficiency in programming languages such as <text:span text:style-name="T1">C/C++ </text:span><text:span text:style-name="T3">and</text:span><text:span text:style-name="T1"> Python</text:span>, gained hands-on experience with <text:span text:style-name="T4">object-oriented programming and design patterns,</text:span><text:span text:style-name="T1"> </text:span><text:span text:style-name="T4">network programming using TCP/IP and UDP</text:span><text:span text:style-name="T1">, embedded systems programming</text:span>, <text:span text:style-name="T1">FreeRTOS </text:span>and developed a keen eye for detail when it comes to developing robust and efficient firmware solutions. Additionally, my ability to collaborate in diverse teams and communicate complex ideas clearly allows me to thrive in dynamic and innovative environments.</text:p>
      <text:p text:style-name="P1"><text:span text:style-name="T1">Joining </text:span><text:span text:style-name="T5">Tactic Studios</text:span> would provide an exceptional opportunity for me to combine my technical <text:span text:style-name="T1">skills</text:span> with my unwavering passion for <text:span text:style-name="T1">modern</text:span> technologies. <text:span text:style-name="T5">Thank </text:span>you for considering my application. I would welcome the chance to discuss how my skills and aspirations align with the mission of <text:span text:style-name="T5">Tactic Studios</text:span>. I have attached my resume for your review and would be delighted to provide any additional information or references upon request. I look forward to the opportunity of further discussing how I can contribute to your team.</text:p>
      <text:p text:style-name="P1">Sincerely,</text:p>
      <text:p text:style-name="P3"><text:span text:style-name="T2">Fayz</text:span> Ergashev</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16:32:10.426578017</meta:creation-date>
    <dc:date>2024-01-11T18:42:37.412742303</dc:date>
    <meta:editing-duration>PT6M35S</meta:editing-duration>
    <meta:editing-cycles>5</meta:editing-cycles>
    <meta:generator>LibreOffice/7.5.9.2$Linux_X86_64 LibreOffice_project/50$Build-2</meta:generator>
    <meta:document-statistic meta:table-count="0" meta:image-count="0" meta:object-count="0" meta:page-count="1" meta:paragraph-count="12" meta:word-count="348" meta:character-count="2263" meta:non-whitespace-character-count="1926"/>
  </office:meta>
</office:document-meta>
</file>